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76cm" fo:margin-bottom="0.176cm" loext:contextual-spacing="false" fo:line-height="150%" fo:text-align="justify" style:justify-single-word="false"/>
    </style:style>
    <style:style style:name="P2" style:family="paragraph" style:parent-style-name="Standard">
      <style:paragraph-properties fo:margin-top="0.176cm" fo:margin-bottom="0.176cm" loext:contextual-spacing="false" fo:line-height="150%" fo:text-align="justify" style:justify-single-word="false"/>
      <style:text-properties style:font-name="Arial" fo:font-size="12pt" style:font-size-asian="12pt" style:font-size-complex="12pt"/>
    </style:style>
    <style:style style:name="P3" style:family="paragraph" style:parent-style-name="Standard">
      <style:paragraph-properties fo:margin-top="0.176cm" fo:margin-bottom="0.176cm" loext:contextual-spacing="false" fo:line-height="150%"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top="0.176cm" fo:margin-bottom="0.176cm" loext:contextual-spacing="false" fo:line-height="150%" fo:text-align="justify" style:justify-single-word="false"/>
      <style:text-properties style:font-name="Arial" fo:font-size="12pt" fo:font-weight="bold" officeooo:paragraph-rsid="00070185" style:font-size-asian="12pt" style:font-weight-asian="bold" style:font-size-complex="12pt" style:font-weight-complex="bold"/>
    </style:style>
    <style:style style:name="P5" style:family="paragraph" style:parent-style-name="Standard">
      <style:paragraph-properties fo:margin-top="0.176cm" fo:margin-bottom="0.176cm" loext:contextual-spacing="false" fo:line-height="150%" fo:text-align="justify" style:justify-single-word="false"/>
      <style:text-properties style:font-name="Arial" fo:font-size="12pt" style:text-underline-style="solid" style:text-underline-type="double" style:text-underline-width="auto" style:text-underline-color="font-color" style:text-underline-mode="continuous" style:text-overline-mode="continuous" style:text-line-through-mode="continuous" style:font-size-asian="12pt" style:font-size-complex="12pt"/>
    </style:style>
    <style:style style:name="P6" style:family="paragraph" style:parent-style-name="Standard">
      <style:paragraph-properties fo:margin-left="0cm" fo:margin-right="0cm" fo:margin-top="0.176cm" fo:margin-bottom="0.176cm" loext:contextual-spacing="false" fo:line-height="150%" fo:text-align="justify" style:justify-single-word="false" fo:text-indent="1.251cm" style:auto-text-indent="false"/>
    </style:style>
    <style:style style:name="P7" style:family="paragraph" style:parent-style-name="Standard">
      <style:paragraph-properties fo:margin-left="0cm" fo:margin-right="0cm" fo:margin-top="0.176cm" fo:margin-bottom="0.176cm" loext:contextual-spacing="false" fo:line-height="150%" fo:text-align="justify" style:justify-single-word="false" fo:text-indent="1.251cm" style:auto-text-indent="false"/>
      <style:text-properties fo:font-variant="normal" fo:text-transform="none" fo:color="#000000" style:font-name="Arial" fo:font-size="12pt" fo:letter-spacing="normal" fo:font-style="normal" fo:font-weight="normal" officeooo:paragraph-rsid="00069adb" style:font-size-asian="12pt" style:font-size-complex="12pt"/>
    </style:style>
    <style:style style:name="P8" style:family="paragraph" style:parent-style-name="Standard">
      <style:paragraph-properties fo:margin-left="0cm" fo:margin-right="0cm" fo:margin-top="0.176cm" fo:margin-bottom="0.176cm" loext:contextual-spacing="false" fo:line-height="150%" fo:text-align="justify" style:justify-single-word="false" fo:text-indent="1.251cm" style:auto-text-indent="false"/>
      <style:text-properties fo:font-variant="normal" fo:text-transform="none" fo:color="#000000" style:font-name="Arial" fo:font-size="12pt" fo:letter-spacing="normal" fo:font-style="normal" fo:font-weight="normal" officeooo:paragraph-rsid="0005bf2b" style:font-size-asian="12pt" style:font-size-complex="12pt"/>
    </style:style>
    <style:style style:name="P9" style:family="paragraph" style:parent-style-name="Standard">
      <style:paragraph-properties fo:margin-left="0cm" fo:margin-right="0cm" fo:margin-top="0.176cm" fo:margin-bottom="0.176cm" loext:contextual-spacing="false" fo:line-height="150%" fo:text-align="justify" style:justify-single-word="false" fo:text-indent="1.251cm" style:auto-text-indent="false"/>
      <style:text-properties fo:font-variant="normal" fo:text-transform="none" fo:color="#000000" style:font-name="Arial" fo:font-size="12pt" fo:letter-spacing="normal" fo:font-style="normal" fo:font-weight="normal" officeooo:paragraph-rsid="00070185" style:font-size-asian="12pt" style:font-size-complex="12pt"/>
    </style:style>
    <style:style style:name="P10" style:family="paragraph" style:parent-style-name="Standard">
      <style:paragraph-properties fo:margin-left="0cm" fo:margin-right="0cm" fo:margin-top="0.176cm" fo:margin-bottom="0.176cm" loext:contextual-spacing="false" fo:line-height="150%" fo:text-align="justify" style:justify-single-word="false" fo:text-indent="1.251cm" style:auto-text-indent="false"/>
      <style:text-properties fo:font-variant="normal" fo:text-transform="none" fo:color="#000000" style:font-name="Arial" fo:font-size="12pt" fo:letter-spacing="normal" fo:font-style="normal" fo:font-weight="normal" officeooo:rsid="0020554d" officeooo:paragraph-rsid="00095987" style:font-size-asian="12pt" style:font-size-complex="12pt"/>
    </style:style>
    <style:style style:name="P11" style:family="paragraph" style:parent-style-name="Standard">
      <style:paragraph-properties fo:margin-left="0cm" fo:margin-right="0cm" fo:margin-top="0.176cm" fo:margin-bottom="0.176cm" loext:contextual-spacing="false" fo:line-height="150%" fo:text-align="justify" style:justify-single-word="false" fo:text-indent="1.251cm" style:auto-text-indent="false"/>
      <style:text-properties style:font-name="Arial" fo:font-size="12pt" style:font-size-asian="12pt" style:font-size-complex="12pt"/>
    </style:style>
    <style:style style:name="P12" style:family="paragraph" style:parent-style-name="Standard">
      <style:text-properties officeooo:rsid="0020554d" officeooo:paragraph-rsid="00095987"/>
    </style:style>
    <style:style style:name="P13" style:family="paragraph" style:parent-style-name="Standard">
      <style:text-properties officeooo:rsid="0021472d" officeooo:paragraph-rsid="00095987"/>
    </style:style>
    <style:style style:name="P14" style:family="paragraph" style:parent-style-name="Standard">
      <style:text-properties officeooo:rsid="0011c690" officeooo:paragraph-rsid="0011345d"/>
    </style:style>
    <style:style style:name="P15" style:family="paragraph" style:parent-style-name="Standard">
      <style:text-properties officeooo:rsid="00154047" officeooo:paragraph-rsid="0011345d"/>
    </style:style>
    <style:style style:name="P16" style:family="paragraph" style:parent-style-name="Standard">
      <style:text-properties officeooo:paragraph-rsid="00095987"/>
    </style:style>
    <style:style style:name="P17" style:family="paragraph" style:parent-style-name="Standard">
      <style:paragraph-properties fo:text-align="start" style:justify-single-word="false"/>
      <style:text-properties style:font-name="Arial" fo:font-weight="bold" officeooo:rsid="001c7041" officeooo:paragraph-rsid="001c7041" style:font-weight-asian="bold" style:font-weight-complex="bold"/>
    </style:style>
    <style:style style:name="P18" style:family="paragraph" style:parent-style-name="Standard">
      <style:paragraph-properties fo:text-align="center" style:justify-single-word="false"/>
      <style:text-properties style:font-name="Arial" fo:font-weight="bold" officeooo:rsid="001c7041" officeooo:paragraph-rsid="001c7041" style:font-weight-asian="bold" style:font-weight-complex="bold"/>
    </style:style>
    <style:style style:name="P19" style:family="paragraph" style:parent-style-name="Standard">
      <style:paragraph-properties fo:text-align="center" style:justify-single-word="false"/>
      <style:text-properties style:font-name="Arial" fo:font-weight="bold" officeooo:rsid="001c7041" officeooo:paragraph-rsid="0007e092" style:font-weight-asian="bold" style:font-weight-complex="bold"/>
    </style:style>
    <style:style style:name="P20" style:family="paragraph" style:parent-style-name="Standard">
      <style:paragraph-properties fo:text-align="start" style:justify-single-word="false"/>
      <style:text-properties style:font-name="Arial" fo:font-weight="bold" officeooo:paragraph-rsid="001c7041" style:font-weight-asian="bold" style:font-weight-complex="bold"/>
    </style:style>
    <style:style style:name="P21" style:family="paragraph" style:parent-style-name="Standard">
      <style:paragraph-properties fo:text-align="justify" style:justify-single-word="false"/>
      <style:text-properties style:font-name="Arial" fo:font-weight="bold" officeooo:paragraph-rsid="0007e092" style:font-weight-asian="bold" style:font-weight-complex="bold"/>
    </style:style>
    <style:style style:name="P22" style:family="paragraph" style:parent-style-name="Standard">
      <style:paragraph-properties fo:text-align="justify" style:justify-single-word="false"/>
      <style:text-properties style:font-name="Arial" fo:font-weight="bold" officeooo:rsid="00095987" officeooo:paragraph-rsid="00095987" style:font-weight-asian="bold" style:font-weight-complex="bold"/>
    </style:style>
    <style:style style:name="P23" style:family="paragraph" style:parent-style-name="Standard">
      <style:paragraph-properties fo:line-height="150%" fo:text-align="justify" style:justify-single-word="false"/>
      <style:text-properties style:font-name="Arial" fo:font-weight="bold" officeooo:rsid="00095987" officeooo:paragraph-rsid="00095987" style:font-weight-asian="bold" style:font-weight-complex="bold"/>
    </style:style>
    <style:style style:name="P24" style:family="paragraph" style:parent-style-name="Standard">
      <style:text-properties style:font-name="Arial" fo:font-weight="bold" officeooo:rsid="0011c690" officeooo:paragraph-rsid="0011345d" style:font-weight-asian="bold" style:font-weight-complex="bold"/>
    </style:style>
    <style:style style:name="P25" style:family="paragraph" style:parent-style-name="Standard">
      <style:paragraph-properties fo:line-height="150%" fo:text-align="justify" style:justify-single-word="false"/>
      <style:text-properties style:font-name="Arial" fo:font-weight="normal" officeooo:rsid="00095987" officeooo:paragraph-rsid="00095987" style:font-weight-asian="normal" style:font-weight-complex="normal"/>
    </style:style>
    <style:style style:name="P26" style:family="paragraph" style:parent-style-name="Standard">
      <style:text-properties style:font-name="Arial" officeooo:rsid="00137f56" officeooo:paragraph-rsid="0011345d"/>
    </style:style>
    <style:style style:name="P27" style:family="paragraph" style:parent-style-name="Standard">
      <style:text-properties style:font-name="Arial" officeooo:rsid="00154047" officeooo:paragraph-rsid="0011345d"/>
    </style:style>
    <style:style style:name="P28" style:family="paragraph" style:parent-style-name="Standard">
      <style:text-properties style:font-name="Arial" officeooo:rsid="0016495f" officeooo:paragraph-rsid="0011345d"/>
    </style:style>
    <style:style style:name="P29" style:family="paragraph" style:parent-style-name="Standard">
      <style:text-properties style:font-name="Arial" officeooo:paragraph-rsid="00095987"/>
    </style:style>
    <style:style style:name="P30" style:family="paragraph" style:parent-style-name="Standard">
      <style:text-properties style:font-name="Arial" officeooo:rsid="0020554d" officeooo:paragraph-rsid="00095987"/>
    </style:style>
    <style:style style:name="P31" style:family="paragraph" style:parent-style-name="Standard">
      <style:paragraph-properties fo:margin-left="0cm" fo:margin-right="0cm" fo:margin-top="0.176cm" fo:margin-bottom="0.176cm" loext:contextual-spacing="false" fo:line-height="150%" fo:text-align="justify" style:justify-single-word="false" fo:text-indent="0cm" style:auto-text-indent="false"/>
      <style:text-properties fo:font-variant="normal" fo:text-transform="none" fo:color="#4b4f56" style:font-name="Arial" fo:font-size="12pt" fo:letter-spacing="normal" fo:font-style="normal" fo:font-weight="normal" officeooo:paragraph-rsid="00069adb" style:font-size-asian="12pt" style:font-size-complex="12pt"/>
    </style:style>
    <style:style style:name="P32" style:family="paragraph" style:parent-style-name="Standard">
      <style:paragraph-properties fo:margin-left="0cm" fo:margin-right="0cm" fo:margin-top="0.176cm" fo:margin-bottom="0.176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bold" officeooo:paragraph-rsid="00069adb" style:font-size-asian="12pt" style:font-weight-asian="bold" style:font-size-complex="12pt" style:font-weight-complex="bold"/>
    </style:style>
    <style:style style:name="P33" style:family="paragraph" style:parent-style-name="Standard">
      <style:paragraph-properties fo:margin-left="0cm" fo:margin-right="0cm" fo:margin-top="0.176cm" fo:margin-bottom="0.176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bold" officeooo:paragraph-rsid="0005bf2b" style:font-size-asian="12pt" style:font-weight-asian="bold" style:font-size-complex="12pt" style:font-weight-complex="bold"/>
    </style:style>
    <style:style style:name="P34" style:family="paragraph" style:parent-style-name="Standard">
      <style:paragraph-properties fo:margin-left="0cm" fo:margin-right="0cm" fo:margin-top="0.176cm" fo:margin-bottom="0.176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bold" officeooo:paragraph-rsid="00070185" style:font-size-asian="12pt" style:font-weight-asian="bold" style:font-size-complex="12pt" style:font-weight-complex="bold"/>
    </style:style>
    <style:style style:name="P35" style:family="paragraph" style:parent-style-name="Standard">
      <style:paragraph-properties fo:margin-left="0cm" fo:margin-right="0cm" fo:margin-top="0.176cm" fo:margin-bottom="0.176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bold" officeooo:rsid="00070185" officeooo:paragraph-rsid="00070185" style:font-size-asian="12pt" style:font-weight-asian="bold" style:font-size-complex="12pt" style:font-weight-complex="bold"/>
    </style:style>
    <style:style style:name="P36" style:family="paragraph" style:parent-style-name="Standard" style:master-page-name="MP0">
      <style:paragraph-properties fo:text-align="start" style:justify-single-word="false" style:page-number="auto" fo:break-before="page"/>
      <style:text-properties style:font-name="Arial" fo:font-weight="bold" officeooo:rsid="001c7041" officeooo:paragraph-rsid="001c7041" style:font-weight-asian="bold" style:font-weight-complex="bold"/>
    </style:style>
    <style:style style:name="P37" style:family="paragraph" style:parent-style-name="Standard">
      <style:paragraph-properties fo:margin-left="0cm" fo:margin-right="0cm" fo:margin-top="0.176cm" fo:margin-bottom="0.176cm" loext:contextual-spacing="false" fo:line-height="150%" fo:text-align="justify" style:justify-single-word="false" fo:text-indent="1.251cm" style:auto-text-indent="false"/>
      <style:text-properties fo:color="#000000" style:font-name="Arial1" officeooo:rsid="0005b5f8" officeooo:paragraph-rsid="00120ffd" style:font-name-complex="Arial1"/>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072a8e" style:font-weight-asian="normal" style:font-weight-complex="normal"/>
    </style:style>
    <style:style style:name="T4" style:family="text">
      <style:text-properties fo:font-weight="normal" officeooo:rsid="00081590" style:font-weight-asian="normal" style:font-weight-complex="normal"/>
    </style:style>
    <style:style style:name="T5" style:family="text">
      <style:text-properties officeooo:rsid="00069adb"/>
    </style:style>
    <style:style style:name="T6" style:family="text">
      <style:text-properties officeooo:rsid="00070185"/>
    </style:style>
    <style:style style:name="T7" style:family="text">
      <style:text-properties officeooo:rsid="001c7041"/>
    </style:style>
    <style:style style:name="T8" style:family="text">
      <style:text-properties officeooo:rsid="0007ed33"/>
    </style:style>
    <style:style style:name="T9" style:family="text">
      <style:text-properties officeooo:rsid="000a3051"/>
    </style:style>
    <style:style style:name="T10" style:family="text">
      <style:text-properties officeooo:rsid="000cfe46"/>
    </style:style>
    <style:style style:name="T11" style:family="text">
      <style:text-properties officeooo:rsid="000e32a4"/>
    </style:style>
    <style:style style:name="T12" style:family="text">
      <style:text-properties officeooo:rsid="0011345d"/>
    </style:style>
    <style:style style:name="T13" style:family="text">
      <style:text-properties style:font-name="Arial"/>
    </style:style>
    <style:style style:name="T14" style:family="text">
      <style:text-properties style:font-name="Arial" fo:font-size="12pt" fo:font-weight="bold" style:font-size-asian="12pt" style:font-weight-asian="bold" style:font-size-complex="12pt" style:font-weight-complex="bold"/>
    </style:style>
    <style:style style:name="T15" style:family="text">
      <style:text-properties style:font-name="Arial" fo:font-size="12pt" style:font-size-asian="12pt" style:font-size-complex="12pt"/>
    </style:style>
    <style:style style:name="T16" style:family="text">
      <style:text-properties style:font-name="Arial" fo:font-size="12pt" style:text-underline-style="solid" style:text-underline-type="double" style:text-underline-width="auto" style:text-underline-color="font-color" style:text-underline-mode="continuous" style:text-overline-mode="continuous" style:text-line-through-mode="continuous" style:font-size-asian="12pt" style:font-size-complex="12pt"/>
    </style:style>
    <style:style style:name="T17" style:family="text">
      <style:text-properties style:font-name="Arial" officeooo:rsid="001f0ad4"/>
    </style:style>
    <style:style style:name="T18" style:family="text">
      <style:text-properties fo:font-weight="bold" style:font-weight-asian="bold" style:font-weight-complex="bold"/>
    </style:style>
    <style:style style:name="T19" style:family="text">
      <style:text-properties officeooo:rsid="00072a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FACULDADE DE ITAPIRANGA – FAI</text:p>
      <text:p text:style-name="P17">CURSO: GESTÃO DA TECNOLOGIA DA INFORMAÇÃO <text:s/></text:p>
      <text:p text:style-name="P20"><text:span text:style-name="T7">DISCIPLINA: </text:span>SISTEMAS DE INFORMAÇÃO E APLICATIVOS</text:p>
      <text:p text:style-name="P17">PROFESSOR: ANDRÉ KLUNK </text:p>
      <text:p text:style-name="P18"/>
      <text:p text:style-name="P18"/>
      <text:p text:style-name="P18"/>
      <text:p text:style-name="P18"/>
      <text:p text:style-name="P18"/>
      <text:p text:style-name="P18"/>
      <text:p text:style-name="P18"/>
      <text:p text:style-name="P18">FERNANDO SOUZA </text:p>
      <text:p text:style-name="P19">LUCAS SOARES</text:p>
      <text:p text:style-name="P19">PEDRO LIMA</text:p>
      <text:p text:style-name="P19">THEWERY PEREIRA</text:p>
      <text:p text:style-name="P18">VANDERLÉIA RAMB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ISTEMAS DE INFORMAÇÕES GERENCIAIS (SI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p text:style-name="P19">ITAPIRANGA,SC </text:p>
      <text:p text:style-name="P19">MARÇO, 2017</text:p>
      <text:p text:style-name="P19"><text:soft-page-break/></text:p>
      <text:p text:style-name="P19"/>
      <text:p text:style-name="P19"/>
      <text:p text:style-name="P19"><text:s/></text:p>
      <text:p text:style-name="P21"/>
      <text:p text:style-name="P22">Introdução</text:p>
      <text:p text:style-name="P23"/>
      <text:p text:style-name="P25"><text:s/><text:tab/>Sistema de informação gerencial (SIG) é um sistema q<text:span text:style-name="T9">ue tem como finalidade ajudar o gestor de </text:span>uma empresa na tomada de decisões <text:span text:style-name="T10">apresentando relatórios programados e de exceção, </text:span>sendo sua<text:span text:style-name="T10">s</text:span> área<text:span text:style-name="T10">s</text:span> de atuação de maior visibilidade no marketing, administração e na gestão empresarial da empresa. <text:span text:style-name="T11">As vantagens do uso do (SIG) são inúmeras ajuda desde a disponibilidade das informações e na segurança dessas, na produção, no relacionamento com os clientes entre tantas outras. No artigo consta também a classificação do sistema em aberto ou fechado, apresenta também um pouco sobre sistema de empresa.</text:span></text:p>
      <text:p text:style-name="P22"><text:s/></text:p>
      <text:p text:style-name="P21">Conceito</text:p>
      <text:p text:style-name="P2"><text:tab/>Sistema de informação gerencial (SIG) é um sistema voltado para computadores, onde inclui alguns softwares, banco de dados, ele é usado diariamente para mandar informações para o gerente da empresa e para quem toma suas decisões. O SIG tem como principal objetivo ajudar na questão de Marketing, planejamento, finanças, controle entre outras áreas funcionais.</text:p>
      <text:p text:style-name="P2"><text:tab/>A empresa que implanta um sistema de informação, tem grande melhoramento nos setores onde o sistema está implantado, pois ele recebe informações de um banco de dados, e repassa quando algum desses setores necessita.</text:p>
      <text:p text:style-name="P2"><text:tab/>Um exemplo onde o sistema de informação é utilizado é em uma nota fiscal fatura (documento comercial, emitido para efetuar um pagamento ou para um algo já pago), nela contém informações de saídas de subsistemas de finanças. De alguma maneira esses dados precisaram “constar” no subsistema de contabilidade.</text:p>
      <text:p text:style-name="P2"><text:tab/>O S.I.G tem papel fundamental na tomada de decisão, pois é ele quem auxilia o gestor há tomar a decisão certa, com relatórios programados. Relatório de exceção.</text:p>
      <text:p text:style-name="P2"/>
      <text:p text:style-name="P2"/>
      <text:p text:style-name="P1"><text:span text:style-name="Fonte_20_parág._20_padrão"><text:span text:style-name="T14">Importâncias dos Sistemas de Informação Gerenciais</text:span></text:span></text:p>
      <text:p text:style-name="P6"><text:soft-page-break/><text:span text:style-name="Fonte_20_parág._20_padrão"><text:span text:style-name="T15"><text:s/>A finalidade deste sistema é facilitar a vida do gestor, gerando informações para a tomada de decisões, os dados são coletados, processados e transformados em informação, podendo criar estratégias eficientes, nos recursos inteligentes oferecidos pela tecnologia de informação e sistemas de informação gerencial. Assim reduzindo os custos das operações, organizando melhor a estrutura, com isso conseguindo disponibilizar melhor o acesso das informações, tendo relatórios mais precisos, mais confiável sem muito esforço para obtê-los, portando não tendo perda de tempo para gerar um novo gráfico.</text:span></text:span></text:p>
      <text:p text:style-name="P11">Com um gestor organizando corretamente toda a estrutura de uma empresa, ele consegue fazer com que a própria consiga ter um rendimento melhor nos processos, assim aumentando o marketing, em consequência, crescendo a competitividade no mercado, expandindo melhor os negócios, trazendo mais lucro a empresa.</text:p>
      <text:p text:style-name="P4"/>
      <text:p text:style-name="P4"/>
      <text:p text:style-name="P4"><text:s/>Sistemas de informações gerenciais</text:p>
      <text:p text:style-name="P2"><text:s/><text:tab/>Utilizado para gerenciar e manipular dados em empresas, tais como, credenciais, dados de funcionários, muito eficaz na tomada de decisões e no planejamento das empresas, facilitando o trabalho do gestor em relação ao tempo gasto e a redução de trabalho, e na interação com a máquina. Outra característica é que também é usado para controle de estoque, controle de vendas e retirada de mercadorias. Extremamente importante para que o profissional tenha facilidade para buscar alguma informação, pois com o SIG todos os dados ficam devidamente organizados em determinados locais, os quais podem ser visualizados até por meio de mapas.</text:p>
      <text:p text:style-name="P5"/>
      <text:p text:style-name="P1"><text:span text:style-name="Fonte_20_parág._20_padrão"><text:span text:style-name="T16"><text:s/></text:span></text:span><text:span text:style-name="Fonte_20_parág._20_padrão"><text:span text:style-name="T14">Relatórios do Sistema de Informação Gerencial</text:span></text:span></text:p>
      <text:p text:style-name="P11">Os relatórios do sistema de Informação Gerencial podem ajudar no desenvolvimento de planos para melhorar a administração, assim como obter melhor controle sobre as operações da empresa e tomar decisões acertadas. O processo de transformação de dados resulta em informações úteis, as quais podem ser observadas em relatórios.</text:p>
      <text:p text:style-name="P11"><text:soft-page-break/>Os Sistemas de Informação Gerenciais possuem uma multiplicidade de produtos de informação, que são apresentadas através de relatórios, que ajudam os gerentes com o fornecimento de dados e informações para a tomada de decisões. Os relatórios oferecidos por esses sistemas são:</text:p>
      <text:p text:style-name="P2"/>
      <text:p text:style-name="P3">Relatório Programado:</text:p>
      <text:p text:style-name="P11"><text:s/>São produzidos periodicamente de uma forma programada, diária, semanal ou mensal. Por exemplo, um gerente de produção poderia utilizar um relatório programado mensal que liste os custos totais com folha de pagamento, para monitorar os custos totais com mão de obra.</text:p>
      <text:p text:style-name="P2"/>
      <text:p text:style-name="P3">Relatório Indicador de Pontos Críticos:</text:p>
      <text:p text:style-name="P11"><text:s/>É um tipo especial de relatório programado, que resume as atividades críticas do dia anterior e fica disponível a cada dia de trabalho. Podem resumir níveis de estoque, atividades de produção, volume de vendas, etc. Estão geralmente ligados a fatores críticos de sucesso de uma organização, de modo que os administradores possam utilizar esses relatórios para tomar medidas rápidas e de ação corretiva sobre aspectos significativos do negócio.</text:p>
      <text:p text:style-name="P3">Relatório sob solicitação:</text:p>
      <text:p text:style-name="P6"><text:span text:style-name="Fonte_20_parág._20_padrão"><text:span text:style-name="T14"><text:s/></text:span></text:span><text:span text:style-name="T15">São desenvolvidos para dar informações específicas a um administrador, são produzidos sob solicitação. Por exemplo, um executivo pode querer saber o nível de estoque de um produto em particular.</text:span></text:p>
      <text:p text:style-name="P3"/>
      <text:p text:style-name="P3">Relatório de Exceção:</text:p>
      <text:p text:style-name="P6"><text:span text:style-name="Fonte_20_parág._20_padrão"><text:span text:style-name="T14"><text:s/></text:span></text:span><text:span text:style-name="T15">São produzidos automaticamente quando a situação é incomum ou requer uma atitude administrativa. Por exemplo, um gerente poderia estabelecer um parâmetro que gerasse um relatório sempre que um produto fique com menos de 50 unidades no estoque.</text:span></text:p>
      <text:p text:style-name="P31"/>
      <text:p text:style-name="P32"><text:soft-page-break/>Vantagens:</text:p>
      <text:p text:style-name="P7"><text:s/>O uso do sistema de informações gerenciais <text:span text:style-name="T8">em </text:span>uma empresa tr<text:span text:style-name="T5">az</text:span> inúmeras vantagens citados abaixo os exemplos mais importantes e sendo mais percebidos: </text:p>
      <text:p text:style-name="P8">• Reduzir os cisto é das operações;</text:p>
      <text:p text:style-name="P8">• Disponibiliza, um melhor acesso a informações, mais rápida e precisa com muito menos esforço;</text:p>
      <text:p text:style-name="P8">• Melhor produtividade;</text:p>
      <text:p text:style-name="P8"><text:s/>• A estrutura organizacional da empresa melhor pois facilita o fluxo de informações melhorando assim a estrutura do poder para aqueles que controlam o sistema;</text:p>
      <text:p text:style-name="P8"><text:s/>• Diminui o grau de centralização da tomada de decisões dentro da empresa;</text:p>
      <text:p text:style-name="P8"><text:s/>• Ajuda na adaptação da empresa para enfrentar imprevistos; </text:p>
      <text:p text:style-name="P8">• Melhora a integridade e a veracidade;</text:p>
      <text:p text:style-name="P8"><text:s/>• Tem uma maior segurança no acesso às informações;</text:p>
      <text:p text:style-name="P8">• Ajuda a desenvolver novos produtos e serviços com maior facilidade; </text:p>
      <text:p text:style-name="P8">• Estreitar o relacionamento entre a empresa e o cliente assim conseguindo o aprender melhor;</text:p>
      <text:p text:style-name="P8"><text:s/>• Uma maior garantia de sobrevivência no mercado;</text:p>
      <text:p text:style-name="P8"><text:s/>• Melhora a integração com os fornecedores; </text:p>
      <text:p text:style-name="P8">• Reduz níveis hierárquicos da empresa;</text:p>
      <text:p text:style-name="P8"><text:s/>• Redução da mão de obra burocrática.</text:p>
      <text:p text:style-name="P35"/>
      <text:p text:style-name="P35">Sistemas <text:span text:style-name="T8">e </text:span>Suas Classificações</text:p>
      <text:p text:style-name="P7"><text:s/>Os sistemas de informação servem para ajudar na tomada de decisões, os dados são coletados, processados e <text:span text:style-name="T8">se tornam</text:span> informação.</text:p>
      <text:p text:style-name="P32"><text:span text:style-name="T6">Sistemas</text:span>:</text:p>
      <text:p text:style-name="P7"><text:soft-page-break/><text:s/>A busca pela solução dos problemas leva os gestores a unir as partes que compõem a organização para formar um sistema que lhe disponibilizará condições de administrar o todo.</text:p>
      <text:p text:style-name="P35">Classificação Dos Sistemas</text:p>
      <text:p text:style-name="P7"><text:s/>Os sistemas podem ser classificados de diversas formas, em geral classificam-se os sistemas de duas maneiras principais: </text:p>
      <text:p text:style-name="P33">Sistemas Abertos e Sistemas Fechados. </text:p>
      <text:p text:style-name="P34">• Sistema Aberto</text:p>
      <text:p text:style-name="P9"><text:span text:style-name="T8">Consiste</text:span> <text:span text:style-name="T8">na i</text:span>nteração da empresa com a sociedade e o ambiente <text:span text:style-name="T8">em que ela atua.</text:span></text:p>
      <text:p text:style-name="P34"><text:span text:style-name="T1">•</text:span>Sistema Fechado </text:p>
      <text:p text:style-name="P7">O sistema fechado independe do meio externo. Os sistemas fechados são entendidos como os que não mantém relação de interdependência com o ambiente externo. </text:p>
      <text:p text:style-name="P37"><text:span text:style-name="T18">Conclusão: </text:span><text:span text:style-name="T3">como podemos observar o sistema de informação tem papel fundamental em uma empresa,</text:span> <text:span text:style-name="T4">p</text:span><text:span text:style-name="T2">ois</text:span> auxilia no controle de gastos, gerenciamento de estoque, tomada de decisão mais confiável e mais <text:span text:style-name="T19">eficiente e com menos esforço, aumentando a competitividade, expandindo os lucros, melhorando o marketing. Relatando os erros, ajudando em um melhor controle da carga horária dos funcionários, ajuda na elaboração de novos produtos, como podemos observar o sistema de informação tem papel fundamental em uma empresa.</text:span></text:p>
      <text:p text:style-name="P37"/>
      <text:p text:style-name="P24">Refer<text:span text:style-name="T12">ê</text:span>ncias </text:p>
      <text:p text:style-name="P14"><text:a xlink:type="simple" xlink:href="https://anaiscbc.emnuvens.com.br/anais/article/viewFile/3054/3054" text:style-name="Internet_20_link" text:visited-style-name="Visited_20_Internet_20_Link"><text:span text:style-name="T13"/></text:a></text:p>
      <text:p text:style-name="P14"><text:a xlink:type="simple" xlink:href="https://anaiscbc.emnuvens.com.br/anais/article/viewFile/3054/3054" text:style-name="Internet_20_link" text:visited-style-name="Visited_20_Internet_20_Link"><text:span text:style-name="T13">https://anaiscbc.emnuvens.com.br/anais/article/viewFile/3054/3054</text:span></text:a></text:p>
      <text:p text:style-name="P14"><text:a xlink:type="simple" xlink:href="http://www.scielo.br/scielo.php?script=sci_arttext&amp;pid=S1519-70772001000200001" text:style-name="Internet_20_link" text:visited-style-name="Visited_20_Internet_20_Link"><text:span text:style-name="T13">http://www.scielo.br/scielo.php?script=sci_arttext&amp;pid=S1519-70772001000200001</text:span></text:a></text:p>
      <text:p text:style-name="P26"/>
      <text:p text:style-name="P26"><text:s/>http://www.infoescola.com/administracao_/sistema-de-informacao-gerencial/</text:p>
      <text:p text:style-name="P26"/>
      <text:p text:style-name="P26">http://www.administradores.com.br/artigos/marketing/a-importancia-do-sistema-de-informacao-gerencial-para-as-empresas/66245/</text:p>
      <text:p text:style-name="P27"/>
      <text:p text:style-name="P27">https://sistemaig.wordpress.com/relatorios-do-sistema-de-informacao-gerencial/</text:p>
      <text:p text:style-name="P27"/>
      <text:p text:style-name="P27">http://www.infoescola.com/administracao_/sistema-de-informacao-gerencial/</text:p>
      <text:p text:style-name="P27"/>
      <text:p text:style-name="P15"><text:soft-page-break/><text:a xlink:type="simple" xlink:href="https://jducatti.files.wordpress.com/2009/10/sig21.pdf" text:style-name="Internet_20_link" text:visited-style-name="Visited_20_Internet_20_Link"><text:span text:style-name="T13">https://jducatti.files.wordpress.com/2009/10/sig21.pdf</text:span></text:a></text:p>
      <text:p text:style-name="P27"/>
      <text:p text:style-name="P28"><text:s/>http://www.administradores.com.br/artigos/marketing/a-importancia-do-sistema-de-informacao-gerencial-para-as-empresas/66425/</text:p>
      <text:p text:style-name="P27"/>
      <text:p text:style-name="P27"/>
      <text:p text:style-name="P28">https://l.facebook.com/l.php?u=http%3A%2F%2Fwww.administradores.com.br%2Fartigos%2Ftecnologia%2Fsistema-de-informacao-gerencial%2F23741%2F&amp;h=ATPUfUq0DS78o_PIY_95tn6C7ywDupna_nFoeFv0YO_QrzKnPJ60JiGkgSRbw4RbrOftCpRUTfnCSpJhBvIdC4xpjH7XYyg9WOAMrvs2x1ytllhtLcWngVIZSbZ_SQwr</text:p>
      <text:p text:style-name="P16"><text:span text:style-name="T13"><text:s/></text:span><text:a xlink:type="simple" xlink:href="https://pt.slideshare.net/joaosistemas/sistemas-de-informaes-gerenciais-sig-41667575" text:style-name="Internet_20_link" text:visited-style-name="Visited_20_Internet_20_Link"><text:span text:style-name="T17">https://pt.slideshare.net/joaosistemas/sistemas-de-informaes-gerenciais-sig-41667575</text:span></text:a></text:p>
      <text:p text:style-name="P29"/>
      <text:p text:style-name="P12"><text:a xlink:type="simple" xlink:href="http://www.unioeste.br/campi/cascavel/ccsa/VIIISeminario/PESQUISA/CIENCIAS_CONTABEIS/ARTIGO_14.pdf" text:style-name="Internet_20_link" text:visited-style-name="Visited_20_Internet_20_Link"><text:span text:style-name="T13">http://www.unioeste.br/campi/cascavel/ccsa/VIIISeminario/PESQUISA/CIENCIAS_CONTABEIS/ARTIGO_14.pdf</text:span></text:a></text:p>
      <text:p text:style-name="P30"/>
      <text:p text:style-name="P13"><text:a xlink:type="simple" xlink:href="https://www.portaleducacao.com.br/conteudo/artigos/informatica/asvantagens-de-um-sistema-de-informacao/43037" text:style-name="Internet_20_link" text:visited-style-name="Visited_20_Internet_20_Link"><text:span text:style-name="T13">https://www.portaleducacao.com.br/conteudo/artigos/informatica/asvantagens-de-um-sistema-de-informacao/43037</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7074905676c47b82bbcfbea1aeefc84afe1c50e1</meta:generator>
    <meta:creation-date>2017-03-21T19:23:52.587760682</meta:creation-date>
    <meta:editing-cycles>7</meta:editing-cycles>
    <meta:editing-duration>PT20M46S</meta:editing-duration>
    <dc:date>2017-03-21T20:33:07.989500836</dc:date>
    <meta:document-statistic meta:table-count="0" meta:image-count="0" meta:object-count="0" meta:page-count="7" meta:paragraph-count="78" meta:word-count="1194" meta:character-count="9045" meta:non-whitespace-character-count="7881"/>
  </office:meta>
</office:document-meta>
</file>